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string" calcext:value-type="string">
            <text:p>Spaghetti Cod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, 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stiny’s Si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Refrigerati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During your next Standby Phase, gain 3 EP. Then destroy this card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Rule 22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Ongoing: During your End Phase, if you control no Shape Minions, destroy this card. Limit 1 per deck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Rule of Strength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Rule 22, destroy your opponent’s most powerful Minion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Rule of Knowledg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Rule 22, your opponent discards two cards at random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7" calcext:value-type="float">
            <text:p>207</text:p>
          </table:table-cell>
          <table:table-cell office:value-type="string" calcext:value-type="string">
            <text:p>Rule of Brav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Rule 22, +1 Morale to all of your Minions</text:p>
          </table:table-cell>
          <table:table-cell/>
        </table:table-row>
        <table:table-row table:style-name="ro1">
          <table:table-cell table:style-name="ce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st Attacking Value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Clowning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, limit 1 per deck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plicated Value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locked Damage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ffected Minions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al Minus Destructions</text:p>
          </table:table-cell>
          <table:table-cell office:value-type="string" calcext:value-type="string">
            <text:p>Instant: Destroy all Turtles you control; +X defense to your fortress walls, where X is the twice the total Level of all Minions destroyed. Limit 1 per deck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locks Minus Opportunity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covered Minions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Summon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ummoned Value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rt Damage</text:p>
          </table:table-cell>
          <table:table-cell office:value-type="string" calcext:value-type="string">
            <text:p>Instant: If you have exactly one Minion in play,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P Minus Opportunity</text:p>
          </table:table-cell>
          <table:table-cell office:value-type="string" calcext:value-type="string">
            <text:p>Ongoing: Gain 4 EP immediately when this card is played. During your End Phase, if you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deviling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Value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Wild Car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ing Target</text:p>
          </table:table-cell>
          <table:table-cell office:value-type="string" calcext:value-type="string">
            <text:p>Instant: Your most powerful Minion now counts as every archetype</text:p>
          </table:table-cell>
          <table:table-cell office:value-type="string" calcext:value-type="string">
            <text:p>Most powerful *non-wild* Minion, so two Wild Cards applied consecutively won’t apply to the same Minion</text:p>
          </table:table-cell>
        </table:table-row>
      </table:table>
      <table:table table:name="Field Effect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1"/>
        <table:table-column table:style-name="co3" table:number-columns-repeated="9" table:default-cell-style-name="ce12"/>
        <table:table-column table:style-name="co3" table:number-columns-repeated="3" table:default-cell-style-name="Default"/>
        <table:table-column table:style-name="co3" table:default-cell-style-name="ce13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urtl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asta</text:p>
          </table:table-cell>
          <table:table-cell table:style-name="ce1" office:value-type="string" calcext:value-type="string">
            <text:p>Clown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Bee</text:p>
          </table:table-cell>
          <table:table-cell table:style-name="ce1" office:value-type="string" calcext:value-type="string">
            <text:p>Ninja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(Milk)</text:p>
          </table:table-cell>
          <table:table-cell table:style-name="ce1" office:value-type="string" calcext:value-type="string">
            <text:p>(Hero)</text:p>
          </table:table-cell>
          <table:table-cell table:style-name="ce1" office:value-type="string" calcext:value-type="string">
            <text:p>(Hostage)</text:p>
          </table:table-cell>
          <table:table-cell table:style-name="ce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3" office:value-type="string" calcext:value-type="string">
            <text:p>Death Cyborg</text:p>
          </table:table-cell>
          <table:table-cell table:style-name="ce14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4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4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3" office:value-type="string" calcext:value-type="string">
            <text:p>Agaric Turtle</text:p>
          </table:table-cell>
          <table:table-cell table:style-name="Default" table:number-columns-repeated="4"/>
          <table:table-cell table:style-name="ce14" office:value-type="string" calcext:value-type="string">
            <text:p>Pollination</text:p>
          </table:table-cell>
          <table:table-cell table:style-name="ce14" office:value-type="string" calcext:value-type="string">
            <text:p>Green Ranger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3" office:value-type="string" calcext:value-type="string">
            <text:p>(Spiky) Metal Turtle</text:p>
          </table:table-cell>
          <table:table-cell table:style-name="ce14" office:value-type="string" calcext:value-type="string">
            <text:p>Greener Pastures</text:p>
          </table:table-cell>
          <table:table-cell table:style-name="ce13" office:value-type="string" calcext:value-type="string">
            <text:p>(Spiky) Masked Turtle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/>
          <table:table-cell table:style-name="ce13" office:value-type="string" calcext:value-type="string">
            <text:p>Spaghetti Code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3" office:value-type="string" calcext:value-type="string">
            <text:p>Mimedroid</text:p>
          </table:table-cell>
          <table:table-cell table:style-name="Default"/>
          <table:table-cell table:style-name="ce13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4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3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4" office:value-type="string" calcext:value-type="string">
            <text:p>Green Ranger</text:p>
          </table:table-cell>
          <table:table-cell table:style-name="ce13" office:value-type="string" calcext:value-type="string">
            <text:p>Zombee</text:p>
          </table:table-cell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2"/>
          <table:table-cell table:style-name="ce13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2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2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2" table:number-columns-repeated="4"/>
          <table:table-cell table:number-columns-repeated="2"/>
          <table:table-cell table:style-name="ce14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2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2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2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3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" office:value-type="string" calcext:value-type="string">
            <text:p>Unused Images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string" calcext:value-type="string">
            <text:p>Old “Destiny’s Song”, before re-branding to “Destiny’s Singer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office:value-type="string" calcext:value-type="string">
            <text:p>Old un-rotated Vitamin Capsul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2">00/00/0000</text:date>, <text:time style:data-style-name="N2" text:time-value="13:20:23.7737477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7.2$Linux_X86_64 LibreOffice_project/480$Build-2</meta:generator>
    <dc:date>2025-07-12T13:48:26.419288394</dc:date>
    <meta:editing-duration>P5DT19H7M44S</meta:editing-duration>
    <meta:editing-cycles>807</meta:editing-cycles>
    <meta:document-statistic meta:table-count="10" meta:cell-count="1888" meta:object-count="0"/>
  </office:meta>
</office:document-meta>
</file>